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5">
      <style:text-properties fo:font-weight="normal" style:font-weight-asian="normal" style:font-weight-complex="normal"/>
    </style:style>
    <style:style style:name="P4" style:family="paragraph" style:parent-style-name="Text_20_body" style:list-style-name="L4"/>
    <style:style style:name="P5" style:family="paragraph" style:parent-style-name="Text_20_body">
      <style:paragraph-properties fo:break-before="page"/>
      <style:text-properties fo:font-weight="normal" style:font-weight-asian="normal" style:font-weight-complex="normal"/>
    </style:style>
    <style:style style:name="T1" style:family="text">
      <style:text-properties fo:font-weight="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weight-asian="bold"/>
    </style:style>
    <style:style style:name="T6"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hat Is Arduino?</text:h>
      <text:p text:style-name="Text_20_body"><text:span text:style-name="T4">Arduino is really a collection of things. Before we talk about what makes it special, lets just look at what it actually is.</text:span></text:p>
      <text:p text:style-name="Text_20_body"><text:span text:style-name="T4"/></text:p>
      <text:p text:style-name="Text_20_body"><text:span text:style-name="T4">First off, Arduino is a </text:span><text:span text:style-name="T3">microcontroller development board</text:span><text:span text:style-name="T4">.. A w-w-what?</text:span></text:p>
      <text:p text:style-name="Text_20_body"><text:span text:style-name="T4">Well, you may have heard that these days everything <text:s/>- fridges, toasters, cars, phones, TVs - have “microchips” in them. To use the correct terminology, most of these use </text:span><text:span text:style-name="T3">microcontrollers </text:span></text:p>
      <text:p text:style-name="Text_20_body"><text:span text:style-name="T4"/></text:p>
      <text:p text:style-name="Text_20_body"><text:span text:style-name="T4">A microcontroller is a bit like the processor in your laptop, but it has a couple of differences; </text:span></text:p>
      <text:list xml:id="list29590400" text:style-name="L4">
        <text:list-item>
          <text:p text:style-name="P4"><text:span text:style-name="T4">Most microcontrollers are quite simple and low-powered compared to the processor in a personal computer, they are designed to be set one specific task to do (like making your toast come out just the right shade of brown) and to do it with the minimum of fuss.</text:span></text:p>
        </text:list-item>
        <text:list-item>
          <text:p text:style-name="P4"><text:span text:style-name="T4">Most microcontrollers are self contained - they have memory and storage built in and they are all ready to talk to the outside work without lots of fussy interfaces</text:span></text:p>
        </text:list-item>
      </text:list>
      <text:p text:style-name="Text_20_body"><text:span text:style-name="T4">Microcontrollers are everywhere. They are cheap, useful and reliable. There are thousands of manufacturers and types of them!</text:span></text:p>
      <text:p text:style-name="Text_20_body"><text:span text:style-name="T3">They should also be great fun for everybody to play with! Just think of the crazy things you could do with one.</text:span></text:p>
      <text:p text:style-name="P2"><text:span text:style-name="T2"/></text:p>
      <text:p text:style-name="P2"><text:span text:style-name="T2">However, before Arduino (and similar educational projects like PicAXE and Basic STAMP) most microcontrollers were confined to industry. Although the chips were cheap, the tools you needed to work with them were not, and they were not really very friendly or accessible for the average hobbyist or student.</text:span></text:p>
      <text:p text:style-name="P2"><text:span text:style-name="T2"/></text:p>
      <text:p text:style-name="P2"><text:span text:style-name="T2">The Arduino project sought to change that, it was a project started ten years ago by a team of Italian university students and has been through several different stages since then, with the hardware getting better over time.</text:span></text:p>
      <text:p text:style-name="P2"><text:span text:style-name="T2">However the best thing about Arduino, and the real key to it's success is:</text:span></text:p>
      <text:list xml:id="list29664186" text:style-name="L5">
        <text:list-item>
          <text:p text:style-name="P3"><text:span text:style-name="T3">The project is open source</text:span><text:span text:style-name="T2">. All the design is openly documented and you can make and sell your own versions of it. This has brough the prices down, making Arduino programming affordable to everyone.</text:span></text:p>
        </text:list-item>
        <text:list-item>
          <text:p text:style-name="P3"><text:span text:style-name="T3">The development tools are free</text:span><text:span text:style-name="T2">. You can download them and use them for nothing!</text:span></text:p>
        </text:list-item>
        <text:list-item>
          <text:p text:style-name="P3"><text:span text:style-name="T2">A </text:span><text:span text:style-name="T3">huge global community </text:span><text:span text:style-name="T2">has grown up around it. There are web forums, sample code, tutorials online. There are alots of add-ons available from many manufacturers.</text:span></text:p>
        </text:list-item>
      </text:list>
      <text:p text:style-name="P2"><text:span text:style-name="T2"/></text:p>
      <text:p text:style-name="P5"><text:span text:style-name="T2">Otherwise there is really nothing special about the hardware chosen by the Arduino project. The current “mainstream” board (the Uno) uses a middle of the range 8-bit microcontroller from Atmel called the Atmega328. This has 32k of Flash memory and 2k of RAM. This is maybe a million times less than your laptop! But there is beauty in simplicity!</text:span></text:p>
      <text:p text:style-name="P2"><text:span text:style-name="T2"/></text:p>
      <text:p text:style-name="P2"><text:span text:style-name="T2">Arduinos are often used in education, robotics, art and music and even for industrial prototyping. Their wide support makes them a great choice for the hobbyist and as a way in to the wonderful world of microcontroller programming and electronics in general.</text:span></text:p>
      <text:p text:style-name="P2"><text:span text:style-name="T2"/></text:p>
      <text:p text:style-name="P2"><text:span text:style-name="T2">Other manufacturers have taken note and there are now many similar cheap development boards for other microcontrollers. Some even have the same connectors as the Arduino so the same add-ons can be used.</text:span></text:p>
      <text:p text:style-name="P2"><text:span text:style-name="T2"/></text:p>
      <text:p text:style-name="P2"><text:span text:style-name="T2">There are also cheap new “single board computers” like the Raspberry Pi. These are much more like a laptop than an Arduino and are really quite different to work with. They are many times more powerful, but also much more complicated to work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4-03-16T11:53:23.59</meta:creation-date>
    <dc:date>2014-03-29T10:02:08.07</dc:date>
    <dc:creator>Jason Hotchkiss</dc:creator>
    <meta:editing-duration>PT11H48M30S</meta:editing-duration>
    <meta:editing-cycles>86</meta:editing-cycles>
    <meta:generator>OpenOffice.org/3.2$Win32 OpenOffice.org_project/320m18$Build-9502</meta:generator>
    <meta:document-statistic meta:table-count="0" meta:image-count="0" meta:object-count="0" meta:page-count="2" meta:paragraph-count="19" meta:word-count="560" meta:character-count="3256"/>
  </office:meta>
</office:document-meta>
</file>